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style style:name="P2" style:family="paragraph" style:parent-style-name="Heading_20_2">
      <style:paragraph-properties fo:text-align="center" style:justify-single-word="false"/>
      <style:text-properties style:font-name="Times New Roman" fo:font-style="normal" style:font-style-asian="normal" style:font-style-complex="normal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font-style="normal" style:font-style-asian="normal" style:font-style-complex="normal"/>
    </style:style>
    <style:style style:name="P4" style:family="paragraph" style:parent-style-name="Heading_20_1">
      <style:paragraph-properties fo:text-align="center" style:justify-single-word="false"/>
      <style:text-properties style:font-name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ATIONAL ASSEMBLY</text:p>
      <text:p text:style-name="P2">OFFICIAL REPORT</text:p>
      <text:p text:style-name="P3"><text:text-input text:description="debaterecord_official_date">1980-01-01</text:text-input></text:p>
      <text:p text:style-name="P3">The House met at <text:text-input text:description="debaterecord_official_time">12:00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notice-plain" style:family="paragraph" style:parent-style-name="Heading_20_2" style:class="text">
      <style:paragraph-properties fo:background-color="transparent">
        <style:background-image/>
      </style:paragraph-properties>
    </style:style>
    <style:style style:name="prayers" style:family="paragraph" style:parent-style-name="Heading_20_1" style:auto-update="true" style:class="chapter" style:master-page-name="" style:default-outline-level="1">
      <style:paragraph-properties fo:text-align="center" style:justify-single-word="false" fo:background-color="#ffff99" style:shadow="none">
        <style:tab-stops/>
        <style:background-image/>
      </style:paragraph-properties>
      <style:text-properties style:font-name="Times New Roman1" fo:font-size="16.1000003814697pt"/>
    </style:style>
    <style:style style:name="papers" style:family="paragraph" style:parent-style-name="Heading_20_2" style:class="text" style:default-outline-level="2">
      <style:paragraph-properties fo:text-align="center" style:justify-single-word="false" fo:background-color="#ffff66">
        <style:background-image/>
      </style:paragraph-properties>
      <style:text-properties style:font-name="Times New Roman" fo:font-size="13pt" fo:font-style="normal" style:font-size-asian="13pt" style:font-size-complex="13pt"/>
    </style:style>
    <style:style style:name="paper-details" style:family="paragraph" style:parent-style-name="Text_20_body" style:class="text" style:default-outline-level="3">
      <style:paragraph-properties fo:background-color="#e6e64c">
        <style:background-image/>
      </style:paragraph-properties>
      <style:text-properties fo:font-size="11pt" style:font-size-asian="11pt" style:font-size-complex="11pt"/>
    </style:style>
    <style:style style:name="comment" style:family="paragraph" style:parent-style-name="Standard" style:class="text">
      <style:paragraph-properties fo:background-color="#ffffcc"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notice-of-motion" style:family="paragraph" style:parent-style-name="Heading_20_1" style:class="text" style:default-outline-level="4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notice" style:family="paragraph" style:parent-style-name="Heading_20_2" style:class="text" style:default-outline-level="5">
      <style:paragraph-properties fo:text-align="center" style:justify-single-word="false" fo:background-color="#ffcc99">
        <style:background-image/>
      </style:paragraph-properties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noticetext" style:family="paragraph" style:parent-style-name="Standard" style:class="text">
      <style:paragraph-properties fo:background-color="#ff9966">
        <style:background-image/>
      </style:paragraph-properties>
      <style:text-properties fo:font-size="11pt" style:font-size-asian="11pt" style:font-size-complex="11pt"/>
    </style:style>
    <style:style style:name="session" style:family="paragraph" style:parent-style-name="Heading_20_1" style:class="text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agenda" style:family="paragraph" style:parent-style-name="Heading_20_2" style:class="text" style:default-outline-level="6">
      <style:paragraph-properties fo:margin-top="0.0098in" fo:margin-bottom="0.0799in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question" style:family="paragraph" style:parent-style-name="Text_20_body" style:class="text" style:default-outline-level="7">
      <style:paragraph-properties fo:margin-top="0.0598in" fo:margin-bottom="0.0598in" fo:background-color="#9999ff">
        <style:background-image/>
      </style:paragraph-properties>
      <style:text-properties fo:font-size="11pt" style:font-size-asian="11pt" style:font-size-complex="11pt"/>
    </style:style>
    <style:style style:name="speech" style:family="paragraph" style:parent-style-name="Standard">
      <style:paragraph-properties fo:margin-top="0.0598in" fo:margin-bottom="0.0598in" fo:background-color="#ccccff">
        <style:background-image/>
      </style:paragraph-properties>
      <style:text-properties fo:font-size="11pt"/>
    </style:style>
    <style:style style:name="answer" style:family="paragraph" style:parent-style-name="Standard">
      <style:paragraph-properties fo:margin-top="0.0598in" fo:margin-bottom="0.0598in" fo:background-color="#9999cc">
        <style:background-image/>
      </style:paragraph-properties>
      <style:text-properties fo:font-size="11pt" style:font-size-asian="11pt" style:font-size-complex="11pt"/>
    </style:style>
    <style:style style:name="agenda-plain" style:family="paragraph" style:parent-style-name="agenda">
      <style:paragraph-properties fo:background-color="transparent">
        <style:background-image/>
      </style:paragraph-properties>
    </style:style>
    <style:style style:name="prayers-plain" style:family="paragraph" style:parent-style-name="prayers">
      <style:paragraph-properties fo:background-color="transparent">
        <style:background-image/>
      </style:paragraph-properties>
    </style:style>
    <style:style style:name="papers-plain" style:family="paragraph" style:parent-style-name="papers">
      <style:paragraph-properties fo:background-color="transparent">
        <style:background-image/>
      </style:paragraph-properties>
    </style:style>
    <style:style style:name="paper-details-plain" style:family="paragraph" style:parent-style-name="paper-details">
      <style:paragraph-properties fo:background-color="transparent">
        <style:background-image/>
      </style:paragraph-properties>
    </style:style>
    <style:style style:name="comment-plain" style:family="paragraph" style:parent-style-name="comment">
      <style:paragraph-properties fo:background-color="transparent">
        <style:background-image/>
      </style:paragraph-properties>
    </style:style>
    <style:style style:name="notice-of-motion-plain" style:family="paragraph" style:parent-style-name="notice-of-motion">
      <style:paragraph-properties fo:background-color="transparent">
        <style:background-image/>
      </style:paragraph-properties>
    </style:style>
    <style:style style:name="noticetext-plain" style:family="paragraph" style:parent-style-name="noticetext">
      <style:paragraph-properties fo:background-color="transparent">
        <style:background-image/>
      </style:paragraph-properties>
    </style:style>
    <style:style style:name="session-plain" style:family="paragraph" style:parent-style-name="session">
      <style:paragraph-properties fo:background-color="transparent">
        <style:background-image/>
      </style:paragraph-properties>
    </style:style>
    <style:style style:name="question-plain" style:family="paragraph" style:parent-style-name="question">
      <style:paragraph-properties fo:margin-top="0.0598in" fo:margin-bottom="0.0598in" fo:background-color="transparent">
        <style:background-image/>
      </style:paragraph-properties>
    </style:style>
    <style:style style:name="speech-plain" style:family="paragraph" style:parent-style-name="speech">
      <style:paragraph-properties fo:background-color="transparent">
        <style:background-image/>
      </style:paragraph-properties>
    </style:style>
    <style:style style:name="answer-plain" style:family="paragraph" style:parent-style-name="answer">
      <style:paragraph-properties fo:background-color="transparent">
        <style:background-image/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pm1">
      <style:page-layout-properties fo:page-width="8.5in" fo:page-height="11in" style:num-format="1" style:print-orientation="portrait" fo:margin-top="0.25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HANSARD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Ashok Hariharan</meta:initial-creator>
    <meta:creation-date>2007-08-29T00:30:14</meta:creation-date>
    <dc:creator>Ashok Hariharan</dc:creator>
    <dc:date>2007-09-12T15:41:49</dc:date>
    <dc:language>en-US</dc:language>
    <meta:editing-cycles>3</meta:editing-cycles>
    <meta:editing-duration>PT3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10" meta:character-count="64"/>
  </office:meta>
</office:document-meta>
</file>